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1.098cm"/>
    </style:style>
    <style:style style:name="co1" style:family="table-column">
      <style:table-column-properties fo:break-before="auto" style:column-width="2.267cm"/>
    </style:style>
    <style:style style:name="co3" style:family="table-column">
      <style:table-column-properties fo:break-before="auto" style:column-width="11.21cm"/>
    </style:style>
    <style:style style:name="co5" style:family="table-column">
      <style:table-column-properties fo:break-before="auto" style:column-width="13.43cm"/>
    </style:style>
    <style:style style:name="ro1" style:family="table-row">
      <style:table-row-properties style:row-height="0.453cm" fo:break-before="auto" style:use-optimal-row-height="true"/>
    </style:style>
    <style:style style:name="ro3" style:family="table-row">
      <style:table-row-properties style:row-height="5.186cm" fo:break-before="auto" style:use-optimal-row-height="fals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66"/>
    </style:style>
    <style:style style:name="ce2" style:family="table-cell" style:parent-style-name="Default" style:data-style-name="N100"/>
    <style:style style:name="ce3" style:family="table-cell" style:parent-style-name="Default" style:data-style-name="N100">
      <style:table-cell-properties fo:background-color="#ffff00"/>
      <style:text-properties fo:color="#000000"/>
    </style:style>
    <style:style style:name="ce4" style:family="table-cell" style:parent-style-name="Default" style:data-style-name="N100">
      <style:table-cell-properties fo:background-color="#ffff99"/>
    </style:style>
    <style:style style:name="ce5" style:family="table-cell" style:parent-style-name="Default" style:data-style-name="N100">
      <style:table-cell-properties fo:background-color="#ffff66"/>
      <style:text-properties fo:color="#000000"/>
    </style:style>
    <style:style style:name="ce6" style:family="table-cell" style:parent-style-name="Default">
      <style:table-cell-properties fo:background-color="#ffff66"/>
    </style:style>
    <style:style style:name="ce7" style:family="table-cell" style:parent-style-name="Default">
      <style:table-cell-properties fo:background-color="#ffff00"/>
      <style:text-properties fo:color="#000000"/>
    </style:style>
    <style:style style:name="ce8" style:family="table-cell" style:parent-style-name="Default">
      <style:table-cell-properties fo:background-color="#ffff99"/>
    </style:style>
    <style:style style:name="ce9" style:family="table-cell" style:parent-style-name="Default">
      <style:table-cell-properties fo:background-color="#ffff66"/>
      <style:text-properties fo:color="#000000"/>
    </style:style>
    <style:style style:name="ce10" style:family="table-cell" style:parent-style-name="Default">
      <style:text-properties fo:font-style="italic" style:font-style-asian="italic" style:font-style-complex="italic"/>
    </style:style>
    <style:style style:name="ce11" style:family="table-cell" style:parent-style-name="Default">
      <style:table-cell-properties fo:background-color="#ccff00"/>
    </style:style>
    <style:style style:name="ce12" style:family="table-cell" style:parent-style-name="Default">
      <style:table-cell-properties fo:background-color="#ffff99"/>
      <style:text-properties fo:color="#000000"/>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3" table:default-cell-style-name="ce2"/>
        <table:table-column table:style-name="co5" table:default-cell-style-name="Default"/>
        <table:table-column table:style-name="co1" table:number-columns-repeated="1022" table:default-cell-style-name="Default"/>
        <table:table-row table:style-name="ro1">
          <table:table-cell table:style-name="ce1" office:value-type="string">
            <text:p>achievement <text:s text:c="27"/>успех достижение </text:p>
          </table:table-cell>
          <table:table-cell table:style-name="ce6" office:value-type="string">
            <text:p>academic achievement - учебное достижение</text:p>
          </table:table-cell>
          <table:table-cell table:style-name="ce6" table:number-columns-repeated="1022"/>
        </table:table-row>
        <table:table-row table:style-name="ro1">
          <table:table-cell office:value-type="string">
            <text:p>acquire <text:s text:c="19"/>приобретать <text:s/>заражаться <text:s/>получать </text:p>
          </table:table-cell>
          <table:table-cell table:number-columns-repeated="1023"/>
        </table:table-row>
        <table:table-row table:style-name="ro1">
          <table:table-cell office:value-type="string">
            <text:p>admit <text:s text:c="37"/>допускать <text:s/>признавать </text:p>
          </table:table-cell>
          <table:table-cell table:number-columns-repeated="1023"/>
        </table:table-row>
        <table:table-row table:style-name="ro1">
          <table:table-cell office:value-type="string">
            <text:p>adult <text:s text:c="38"/>взрослый </text:p>
          </table:table-cell>
          <table:table-cell table:number-columns-repeated="1023"/>
        </table:table-row>
        <table:table-row table:style-name="ro1">
          <table:table-cell office:value-type="string">
            <text:p>adversary <text:s text:c="16"/>противник </text:p>
          </table:table-cell>
          <table:table-cell office:value-type="string">
            <text:p>worthy <text:s/>adversary</text:p>
          </table:table-cell>
          <table:table-cell table:number-columns-repeated="1022"/>
        </table:table-row>
        <table:table-row table:style-name="ro1">
          <table:table-cell office:value-type="string">
            <text:p>advice <text:s text:c="36"/>совет </text:p>
          </table:table-cell>
          <table:table-cell office:value-type="string">
            <text:p>what you advice me</text:p>
          </table:table-cell>
          <table:table-cell table:number-columns-repeated="1022"/>
        </table:table-row>
        <table:table-row table:style-name="ro1">
          <table:table-cell office:value-type="string">
            <text:p>affection <text:s text:c="29"/>привязанность </text:p>
          </table:table-cell>
          <table:table-cell office:value-type="string">
            <text:p>win affection - завоевывать расположение</text:p>
          </table:table-cell>
          <table:table-cell table:number-columns-repeated="1022"/>
        </table:table-row>
        <table:table-row table:style-name="ro1">
          <table:table-cell office:value-type="string">
            <text:p>afoot <text:s text:c="37"/>в движении</text:p>
          </table:table-cell>
          <table:table-cell table:number-columns-repeated="1023"/>
        </table:table-row>
        <table:table-row table:style-name="ro1">
          <table:table-cell office:value-type="string">
            <text:p>anxiety[æŋˈzaɪətɪ] <text:s text:c="19"/>беспокойство <text:s/>боязнь </text:p>
          </table:table-cell>
          <table:table-cell office:value-type="string">
            <text:p>free mind from anxiety – успокаиваться <text:s text:c="2"/></text:p>
          </table:table-cell>
          <table:table-cell table:number-columns-repeated="1022"/>
        </table:table-row>
        <table:table-row table:style-name="ro1">
          <table:table-cell office:value-type="string">
            <text:p>apparent <text:s text:c="29"/>очевидный </text:p>
          </table:table-cell>
          <table:table-cell office:value-type="string">
            <text:p>apparent difference - очевидная разница</text:p>
          </table:table-cell>
          <table:table-cell table:number-columns-repeated="1022"/>
        </table:table-row>
        <table:table-row table:style-name="ro1">
          <table:table-cell office:value-type="string">
            <text:p>appreciate <text:s/>[əˈpri:ʃɪeɪt] <text:s text:c="27"/>ценить <text:s/>оценивать </text:p>
          </table:table-cell>
          <table:table-cell office:value-type="string">
            <text:p>appreciated the benefits <text:s text:c="5"/>оценили его преимущества</text:p>
          </table:table-cell>
          <table:table-cell table:number-columns-repeated="1022"/>
        </table:table-row>
        <table:table-row table:style-name="ro1">
          <table:table-cell office:value-type="string">
            <text:p>approach <text:s text:c="31"/>подход приближаться </text:p>
          </table:table-cell>
          <table:table-cell office:value-type="string">
            <text:p>angle of approach - угол сближения</text:p>
          </table:table-cell>
          <table:table-cell table:style-name="ce6" table:number-columns-repeated="1022"/>
        </table:table-row>
        <table:table-row table:style-name="ro1">
          <table:table-cell office:value-type="string">
            <text:p>appropriate [ə'prəuprɪət] <text:s text:c="13"/>соответствующий адаптировать </text:p>
          </table:table-cell>
          <table:table-cell office:value-type="string">
            <text:p>appropriate action - соответствующие меры</text:p>
          </table:table-cell>
          <table:table-cell table:style-name="ce6" table:number-columns-repeated="1022"/>
        </table:table-row>
        <table:table-row table:style-name="ro1">
          <table:table-cell office:value-type="string">
            <text:p>arbitrary <text:s text:c="18"/>произвольный <text:s/>случайный </text:p>
          </table:table-cell>
          <table:table-cell table:number-columns-repeated="1023"/>
        </table:table-row>
        <table:table-row table:style-name="ro1">
          <table:table-cell table:style-name="ce1" office:value-type="string">
            <text:p>attitude <text:s/>[ˈætɪtju:d] <text:s text:c="16"/>отношение</text:p>
          </table:table-cell>
          <table:table-cell table:style-name="ce6" office:value-type="string">
            <text:p>attitude to work - отношение к работе</text:p>
          </table:table-cell>
          <table:table-cell table:number-columns-repeated="1022"/>
        </table:table-row>
        <table:table-row table:style-name="ro1">
          <table:table-cell table:style-name="ce1" office:value-type="string">
            <text:p>attract [əˈtrækt] <text:s text:c="19"/>привлекать </text:p>
          </table:table-cell>
          <table:table-cell table:style-name="ce6" office:value-type="string">
            <text:p>attract attention - привлекать внимание</text:p>
          </table:table-cell>
          <table:table-cell table:number-columns-repeated="1022"/>
        </table:table-row>
        <table:table-row table:style-name="ro1">
          <table:table-cell office:value-type="string">
            <text:p>authentic <text:s text:c="16"/>подлинный </text:p>
          </table:table-cell>
          <table:table-cell table:number-columns-repeated="1023"/>
        </table:table-row>
        <table:table-row table:style-name="ro1">
          <table:table-cell office:value-type="string">
            <text:p>aware <text:s text:c="21"/>осведомленный</text:p>
          </table:table-cell>
          <table:table-cell office:value-type="string">
            <text:p>pretty aware прекрасно осведомлен</text:p>
          </table:table-cell>
          <table:table-cell table:number-columns-repeated="1022"/>
        </table:table-row>
        <table:table-row table:style-name="ro1">
          <table:table-cell office:value-type="string">
            <text:p>bare [bɛə] <text:s text:c="17"/>пустой лишенный обнажать </text:p>
          </table:table-cell>
          <table:table-cell table:number-columns-repeated="1023"/>
        </table:table-row>
        <table:table-row table:style-name="ro1">
          <table:table-cell office:value-type="string">
            <text:p>behold <text:s text:c="20"/>созерцать </text:p>
          </table:table-cell>
          <table:table-cell/>
          <table:table-cell table:style-name="ce6" table:number-columns-repeated="1022"/>
        </table:table-row>
        <table:table-row table:style-name="ro1">
          <table:table-cell office:value-type="string">
            <text:p>beings <text:s text:c="35"/>существа </text:p>
          </table:table-cell>
          <table:table-cell office:value-type="string">
            <text:p>memory of human beings</text:p>
          </table:table-cell>
          <table:table-cell table:number-columns-repeated="1022"/>
        </table:table-row>
        <table:table-row table:style-name="ro1">
          <table:table-cell table:style-name="ce1" office:value-type="string">
            <text:p>belong <text:s text:c="20"/>принадлежать относиться </text:p>
          </table:table-cell>
          <table:table-cell table:style-name="ce6" office:value-type="string">
            <text:p>He doesn't belong to us</text:p>
          </table:table-cell>
          <table:table-cell table:number-columns-repeated="1022"/>
        </table:table-row>
        <table:table-row table:style-name="ro1">
          <table:table-cell office:value-type="string">
            <text:p>bend <text:s text:c="39"/>изгиб отклоняться </text:p>
          </table:table-cell>
          <table:table-cell office:value-type="string">
            <text:p>to bend the rules <text:s text:c="13"/>bending rigidity - жесткость к изгибу</text:p>
          </table:table-cell>
          <table:table-cell table:number-columns-repeated="1022"/>
        </table:table-row>
        <table:table-row table:style-name="ro1">
          <table:table-cell office:value-type="string">
            <text:p>benefit <text:s text:c="20"/>выгода <text:s/>преимущество </text:p>
          </table:table-cell>
          <table:table-cell table:number-columns-repeated="1023"/>
        </table:table-row>
        <table:table-row table:style-name="ro1">
          <table:table-cell office:value-type="string">
            <text:p>beware <text:s text:c="18"/>остерегаться </text:p>
          </table:table-cell>
          <table:table-cell table:number-columns-repeated="1023"/>
        </table:table-row>
        <table:table-row table:style-name="ro1">
          <table:table-cell office:value-type="string">
            <text:p>bid <text:s text:c="25"/>предлагать предложение </text:p>
          </table:table-cell>
          <table:table-cell office:value-type="string">
            <text:p>Knightd, I bid you welcome to yuor new home !</text:p>
          </table:table-cell>
          <table:table-cell table:number-columns-repeated="1022"/>
        </table:table-row>
        <table:table-row table:style-name="ro1">
          <table:table-cell office:value-type="string">
            <text:p>blint <text:s text:c="23"/>девушка </text:p>
          </table:table-cell>
          <table:table-cell office:value-type="string">
            <text:p>some moistened blint had lobbed a scimitar at me</text:p>
          </table:table-cell>
          <table:table-cell table:number-columns-repeated="1022"/>
        </table:table-row>
        <table:table-row table:style-name="ro1">
          <table:table-cell office:value-type="string">
            <text:p>board <text:s text:c="36"/>правление доска пульт </text:p>
          </table:table-cell>
          <table:table-cell office:value-type="string">
            <text:p>control board <text:s/>adapter board - плата адаптера <text:s/>Executive Chairman of the Board</text:p>
          </table:table-cell>
          <table:table-cell table:style-name="ce11" table:number-columns-repeated="1022"/>
        </table:table-row>
        <table:table-row table:style-name="ro1">
          <table:table-cell office:value-type="string">
            <text:p>bore <text:s text:c="22"/>скука зануда отверстие бур надоедать </text:p>
          </table:table-cell>
          <table:table-cell table:number-columns-repeated="1023"/>
        </table:table-row>
        <table:table-row table:style-name="ro1">
          <table:table-cell office:value-type="string">
            <text:p>bother <text:s text:c="20"/>беспокойство </text:p>
          </table:table-cell>
          <table:table-cell table:number-columns-repeated="1023"/>
        </table:table-row>
        <table:table-row table:style-name="ro1">
          <table:table-cell office:value-type="string">
            <text:p>calm [kɑ:m] <text:s text:c="22"/>спокойствие </text:p>
          </table:table-cell>
          <table:table-cell office:value-type="string">
            <text:p>call for calm - призывать к спокойствию</text:p>
          </table:table-cell>
          <table:table-cell table:style-name="ce6" table:number-columns-repeated="1022"/>
        </table:table-row>
        <table:table-row table:style-name="ro1">
          <table:table-cell office:value-type="string">
            <text:p>cause <text:s text:c="22"/>причина вызывать </text:p>
          </table:table-cell>
          <table:table-cell table:number-columns-repeated="1023"/>
        </table:table-row>
        <table:table-row table:style-name="ro1">
          <table:table-cell table:style-name="ce1" office:value-type="string">
            <text:p>certain <text:s/>[ˈsə:tn] <text:s text:c="18"/>определенный </text:p>
          </table:table-cell>
          <table:table-cell table:style-name="ce6" office:value-type="string">
            <text:p>at certain times - в определенное время</text:p>
          </table:table-cell>
          <table:table-cell table:number-columns-repeated="1022"/>
        </table:table-row>
        <table:table-row table:style-name="ro1">
          <table:table-cell office:value-type="string">
            <text:p>chairman <text:s text:c="31"/>председатель </text:p>
          </table:table-cell>
          <table:table-cell office:value-type="string">
            <text:p>Executive Chairman of the Board</text:p>
          </table:table-cell>
          <table:table-cell table:number-columns-repeated="1022"/>
        </table:table-row>
        <table:table-row table:style-name="ro1">
          <table:table-cell office:value-type="string">
            <text:p>cheat <text:s text:c="35"/>обман <text:s/>жулик </text:p>
          </table:table-cell>
          <table:table-cell table:number-columns-repeated="1023"/>
        </table:table-row>
        <table:table-row table:style-name="ro1">
          <table:table-cell office:value-type="string">
            <text:p>clarification <text:s text:c="14"/>разъяснение <text:s/>осветление </text:p>
          </table:table-cell>
          <table:table-cell office:value-type="string">
            <text:p>provide clarification - предоставлять разъяснение</text:p>
          </table:table-cell>
          <table:table-cell table:number-columns-repeated="1022"/>
        </table:table-row>
        <table:table-row table:style-name="ro1">
          <table:table-cell office:value-type="string">
            <text:p>clause <text:s text:c="20"/>пункт </text:p>
          </table:table-cell>
          <table:table-cell table:number-columns-repeated="1023"/>
        </table:table-row>
        <table:table-row table:style-name="ro1">
          <table:table-cell office:value-type="string">
            <text:p>clue <text:s text:c="24"/>ключ <text:s/>подсказка <text:s/>улика </text:p>
          </table:table-cell>
          <table:table-cell table:number-columns-repeated="1023"/>
        </table:table-row>
        <table:table-row table:style-name="ro1">
          <table:table-cell office:value-type="string">
            <text:p>comprehensive [ˌkɔmprɪˈhensɪv] <text:s text:c="9"/>всесторонний </text:p>
          </table:table-cell>
          <table:table-cell office:value-type="string">
            <text:p>comprehensive account - исчерпывающий отчет</text:p>
          </table:table-cell>
          <table:table-cell table:number-columns-repeated="1022"/>
        </table:table-row>
        <table:table-row table:style-name="ro1">
          <table:table-cell office:value-type="string">
            <text:p>conclusion <text:s text:c="15"/>завершение заключение </text:p>
          </table:table-cell>
          <table:table-cell office:value-type="string">
            <text:p>arrive at conclusion - приходить к выводу</text:p>
          </table:table-cell>
          <table:table-cell table:number-columns-repeated="1022"/>
        </table:table-row>
        <table:table-row table:style-name="ro1">
          <table:table-cell office:value-type="string">
            <text:p>conscious <text:s text:c="16"/>сознательный [ˈkɔnʃəs]</text:p>
          </table:table-cell>
          <table:table-cell office:value-type="string">
            <text:p>become conscious of – узнавать</text:p>
          </table:table-cell>
          <table:table-cell table:number-columns-repeated="1022"/>
        </table:table-row>
        <table:table-row table:style-name="ro1">
          <table:table-cell office:value-type="string">
            <text:p>conscIousness [ˈkɔnʃəsnɪs] <text:s text:c="8"/>сознание </text:p>
          </table:table-cell>
          <table:table-cell office:value-type="string">
            <text:p>recover consciousness - приходить в себя</text:p>
          </table:table-cell>
          <table:table-cell table:style-name="ce7" table:number-columns-repeated="1022"/>
        </table:table-row>
        <table:table-row table:style-name="ro1">
          <table:table-cell office:value-type="string">
            <text:p>consider <text:s text:c="19"/>рассматривать <text:s/>полагать <text:s/>считать </text:p>
          </table:table-cell>
          <table:table-cell office:value-type="string">
            <text:p>consider as a whole - рассматривать как единое целое</text:p>
          </table:table-cell>
          <table:table-cell table:number-columns-repeated="1022"/>
        </table:table-row>
        <table:table-row table:style-name="ro1">
          <table:table-cell table:style-name="ce1" office:value-type="string">
            <text:p>convenient [kənˈvi:njənt] <text:s text:c="12"/>удобный <text:s/>пригодный </text:p>
          </table:table-cell>
          <table:table-cell table:style-name="ce6" office:value-type="string">
            <text:p>A convenient name for this movemant (luddit)...</text:p>
          </table:table-cell>
          <table:table-cell table:number-columns-repeated="1022"/>
        </table:table-row>
        <table:table-row table:style-name="ro1">
          <table:table-cell office:value-type="string">
            <text:p>conversely <text:s text:c="16"/>наоборот</text:p>
          </table:table-cell>
          <table:table-cell table:number-columns-repeated="1023"/>
        </table:table-row>
        <table:table-row table:style-name="ro1">
          <table:table-cell table:style-name="ce3" office:value-type="string">
            <text:p>convince <text:s text:c="19"/>убеждать </text:p>
          </table:table-cell>
          <table:table-cell table:style-name="ce7" office:value-type="string">
            <text:p>Arthur became <text:s/>convinced пришел к убеждению</text:p>
          </table:table-cell>
          <table:table-cell table:number-columns-repeated="1022"/>
        </table:table-row>
        <table:table-row table:style-name="ro1">
          <table:table-cell office:value-type="string">
            <text:p>cry <text:s text:c="28"/>крик </text:p>
          </table:table-cell>
          <table:table-cell office:value-type="string">
            <text:p>a cry of <text:s/>distress</text:p>
          </table:table-cell>
          <table:table-cell table:number-columns-repeated="1022"/>
        </table:table-row>
        <table:table-row table:style-name="ro1">
          <table:table-cell office:value-type="string">
            <text:p>curious <text:s text:c="23"/>любопытный</text:p>
          </table:table-cell>
          <table:table-cell office:value-type="string">
            <text:p><text:s/></text:p>
          </table:table-cell>
          <table:table-cell table:number-columns-repeated="1022"/>
        </table:table-row>
        <table:table-row table:style-name="ro1">
          <table:table-cell office:value-type="string">
            <text:p>daft <text:s text:c="27"/>ненормальный </text:p>
          </table:table-cell>
          <table:table-cell table:number-columns-repeated="1023"/>
        </table:table-row>
        <table:table-row table:style-name="ro1">
          <table:table-cell office:value-type="string">
            <text:p>dammit <text:s text:c="22"/>черт возьми</text:p>
          </table:table-cell>
          <table:table-cell table:number-columns-repeated="1023"/>
        </table:table-row>
        <table:table-row table:style-name="ro1">
          <table:table-cell office:value-type="string">
            <text:p>decade <text:s text:c="33"/>десятилетие </text:p>
          </table:table-cell>
          <table:table-cell office:value-type="string">
            <text:p>a half decade ago - пять лет назад <text:s text:c="7"/>for decades десятилетиями</text:p>
          </table:table-cell>
          <table:table-cell table:number-columns-repeated="1022"/>
        </table:table-row>
        <table:table-row table:style-name="ro1">
          <table:table-cell office:value-type="string">
            <text:p>delivery <text:s text:c="22"/>доставка предоставление </text:p>
          </table:table-cell>
          <table:table-cell office:value-type="string">
            <text:p>cash before delivery – предоплата</text:p>
          </table:table-cell>
          <table:table-cell table:number-columns-repeated="1022"/>
        </table:table-row>
        <table:table-row table:style-name="ro1">
          <table:table-cell office:value-type="string">
            <text:p>dirty <text:s text:c="38"/>грязный </text:p>
          </table:table-cell>
          <table:table-cell office:value-type="string">
            <text:p>Dirty Dancing - Грязные танцы</text:p>
          </table:table-cell>
          <table:table-cell table:number-columns-repeated="1022"/>
        </table:table-row>
        <table:table-row table:style-name="ro1">
          <table:table-cell office:value-type="string">
            <text:p>disappear <text:s text:c="30"/>исчезать пропадать </text:p>
          </table:table-cell>
          <table:table-cell table:number-columns-repeated="1023"/>
        </table:table-row>
        <table:table-row table:style-name="ro1">
          <table:table-cell office:value-type="string">
            <text:p>distract <text:s text:c="32"/>отвлекать <text:s/>отвлекаться </text:p>
          </table:table-cell>
          <table:table-cell office:value-type="string">
            <text:p>Don't distract me from studying.</text:p>
          </table:table-cell>
          <table:table-cell table:number-columns-repeated="1022"/>
        </table:table-row>
        <table:table-row table:style-name="ro1">
          <table:table-cell office:value-type="string">
            <text:p>distress <text:s text:c="21"/>бедствие страдания </text:p>
          </table:table-cell>
          <table:table-cell office:value-type="string">
            <text:p>a cry of <text:s/>distress</text:p>
          </table:table-cell>
          <table:table-cell table:number-columns-repeated="1022"/>
        </table:table-row>
        <table:table-row table:style-name="ro1">
          <table:table-cell office:value-type="string">
            <text:p>divine <text:s text:c="25"/>божественный <text:s/>Всевышний </text:p>
          </table:table-cell>
          <table:table-cell table:number-columns-repeated="1023"/>
        </table:table-row>
        <table:table-row table:style-name="ro1">
          <table:table-cell office:value-type="string">
            <text:p>Doubt [daut] <text:s text:c="38"/>сомнение </text:p>
          </table:table-cell>
          <table:table-cell table:number-columns-repeated="1023"/>
        </table:table-row>
        <table:table-row table:style-name="ro1">
          <table:table-cell office:value-type="string">
            <text:p>dust <text:s text:c="38"/>пыль чистить вычистить </text:p>
          </table:table-cell>
          <table:table-cell office:value-type="string">
            <text:p>done and dusted</text:p>
          </table:table-cell>
          <table:table-cell table:number-columns-repeated="1022"/>
        </table:table-row>
        <table:table-row table:style-name="ro1">
          <table:table-cell office:value-type="string">
            <text:p>eliminate [ɪˈlɪmɪneɪt] <text:s text:c="15"/>устранять исключать уничтожать </text:p>
          </table:table-cell>
          <table:table-cell office:value-type="string">
            <text:p>eliminate defect - устранять недостаток</text:p>
          </table:table-cell>
          <table:table-cell table:number-columns-repeated="1022"/>
        </table:table-row>
        <table:table-row table:style-name="ro1">
          <table:table-cell office:value-type="string">
            <text:p>encourage <text:s text:c="18"/>поддерживать призывать поощрять</text:p>
          </table:table-cell>
          <table:table-cell table:number-columns-repeated="1023"/>
        </table:table-row>
        <table:table-row table:style-name="ro1">
          <table:table-cell office:value-type="string">
            <text:p>engage [ɪnˈɡeɪdʒ] <text:s text:c="11"/>участвовать начинать привлекать </text:p>
          </table:table-cell>
          <table:table-cell office:value-type="string">
            <text:p>..that's why you have to be engaged do staff that's fun,,</text:p>
          </table:table-cell>
          <table:table-cell table:number-columns-repeated="1022"/>
        </table:table-row>
        <table:table-row table:style-name="ro1">
          <table:table-cell office:value-type="string">
            <text:p>entity [ˈentɪtɪ] <text:s text:c="22"/>сущность <text:s/>объект предприятие </text:p>
          </table:table-cell>
          <table:table-cell table:number-columns-repeated="1023"/>
        </table:table-row>
        <table:table-row table:style-name="ro1">
          <table:table-cell office:value-type="string">
            <text:p>essential <text:s text:c="32"/>основа существенный </text:p>
          </table:table-cell>
          <table:table-cell office:value-type="string">
            <text:p>absolutely essential - абсолютно необходимый</text:p>
          </table:table-cell>
          <table:table-cell table:number-columns-repeated="1022"/>
        </table:table-row>
        <table:table-row table:style-name="ro1">
          <table:table-cell office:value-type="string">
            <text:p>estimate <text:s text:c="34"/>оценка <text:s/>оценивать </text:p>
          </table:table-cell>
          <table:table-cell office:value-type="string">
            <text:p>admissible estimate - допустимая оценка</text:p>
          </table:table-cell>
          <table:table-cell table:number-columns-repeated="1022"/>
        </table:table-row>
        <table:table-row table:style-name="ro1">
          <table:table-cell office:value-type="string">
            <text:p>eternal <text:s text:c="36"/>вечный непреходящий </text:p>
          </table:table-cell>
          <table:table-cell office:value-type="string">
            <text:p>Eternal question</text:p>
          </table:table-cell>
          <table:table-cell table:number-columns-repeated="1022"/>
        </table:table-row>
        <table:table-row table:style-name="ro1">
          <table:table-cell office:value-type="string">
            <text:p>exciting <text:s text:c="34"/>возбуждение захватывающий </text:p>
          </table:table-cell>
          <table:table-cell table:number-columns-repeated="1023"/>
        </table:table-row>
        <table:table-row table:style-name="ro1">
          <table:table-cell office:value-type="string">
            <text:p>excuse <text:s text:c="23"/>оправдание </text:p>
          </table:table-cell>
          <table:table-cell table:number-columns-repeated="1023"/>
        </table:table-row>
        <table:table-row table:style-name="ro1">
          <table:table-cell office:value-type="string">
            <text:p>experience <text:s text:c="18"/>опыт </text:p>
          </table:table-cell>
          <table:table-cell table:number-columns-repeated="1023"/>
        </table:table-row>
        <table:table-row table:style-name="ro1">
          <table:table-cell office:value-type="string">
            <text:p>fairy <text:s text:c="38"/>фея <text:s/>волшебный</text:p>
          </table:table-cell>
          <table:table-cell table:number-columns-repeated="1023"/>
        </table:table-row>
        <table:table-row table:style-name="ro1">
          <table:table-cell office:value-type="string">
            <text:p>farewell <text:s text:c="23"/>прощание прощайте </text:p>
          </table:table-cell>
          <table:table-cell table:number-columns-repeated="1023"/>
        </table:table-row>
        <table:table-row table:style-name="ro1">
          <table:table-cell office:value-type="string">
            <text:p>fascinate <text:s text:c="21"/>очаровывать </text:p>
          </table:table-cell>
          <table:table-cell table:number-columns-repeated="1023"/>
        </table:table-row>
        <table:table-row table:style-name="ro1">
          <table:table-cell office:value-type="string">
            <text:p>fear <text:s text:c="39"/>страх <text:s text:c="2"/>бояться </text:p>
          </table:table-cell>
          <table:table-cell table:number-columns-repeated="1023"/>
        </table:table-row>
        <table:table-row table:style-name="ro1">
          <table:table-cell office:value-type="string">
            <text:p>fit <text:s text:c="43"/>умещаться </text:p>
          </table:table-cell>
          <table:table-cell office:value-type="string">
            <text:p>it fits in</text:p>
          </table:table-cell>
          <table:table-cell table:number-columns-repeated="1022"/>
        </table:table-row>
        <table:table-row table:style-name="ro1">
          <table:table-cell office:value-type="string">
            <text:p>flesh <text:s text:c="28"/>плоть </text:p>
          </table:table-cell>
          <table:table-cell table:number-columns-repeated="1023"/>
        </table:table-row>
        <table:table-row table:style-name="ro1">
          <table:table-cell office:value-type="string">
            <text:p>fool <text:s text:c="29"/>дурак одурачить <text:s/>глупый </text:p>
          </table:table-cell>
          <table:table-cell office:value-type="string">
            <text:p>you're fooling yourself</text:p>
          </table:table-cell>
          <table:table-cell table:style-name="ce6" table:number-columns-repeated="1022"/>
        </table:table-row>
        <table:table-row table:style-name="ro1">
          <table:table-cell office:value-type="string">
            <text:p>formidable <text:s text:c="29"/>солидный грозный грозный </text:p>
          </table:table-cell>
          <table:table-cell office:value-type="string">
            <text:p>Our shows are formidable</text:p>
          </table:table-cell>
          <table:table-cell table:number-columns-repeated="1022"/>
        </table:table-row>
        <table:table-row table:style-name="ro1">
          <table:table-cell office:value-type="string">
            <text:p>frustrate <text:s text:c="22"/>расстраивать <text:s/>разбивать </text:p>
          </table:table-cell>
          <table:table-cell table:number-columns-repeated="1023"/>
        </table:table-row>
        <table:table-row table:style-name="ro1">
          <table:table-cell office:value-type="string">
            <text:p>frustrating <text:s text:c="20"/>расстраивающий печальный </text:p>
          </table:table-cell>
          <table:table-cell table:number-columns-repeated="1023"/>
        </table:table-row>
        <table:table-row table:style-name="ro1">
          <table:table-cell table:style-name="ce1" office:value-type="string">
            <text:p>further <text:s text:c="34"/>дальнейший далее </text:p>
          </table:table-cell>
          <table:table-cell table:style-name="ce6" office:value-type="string">
            <text:p>avoid further bloodshed - избегать дальнейшего кровопролития</text:p>
          </table:table-cell>
          <table:table-cell table:number-columns-repeated="1022"/>
        </table:table-row>
        <table:table-row table:style-name="ro1">
          <table:table-cell office:value-type="string">
            <text:p>habit <text:s text:c="27"/>привычка </text:p>
          </table:table-cell>
          <table:table-cell table:number-columns-repeated="1023"/>
        </table:table-row>
        <table:table-row table:style-name="ro1">
          <table:table-cell office:value-type="string">
            <text:p>harsh <text:s text:c="26"/>резкий суровый грубый </text:p>
          </table:table-cell>
          <table:table-cell office:value-type="string">
            <text:p>harsh reality суровая реальность</text:p>
          </table:table-cell>
          <table:table-cell table:number-columns-repeated="1022"/>
        </table:table-row>
        <table:table-row table:style-name="ro1">
          <table:table-cell office:value-type="string">
            <text:p>hate <text:s text:c="28"/>ненависть </text:p>
          </table:table-cell>
          <table:table-cell table:number-columns-repeated="1023"/>
        </table:table-row>
        <table:table-row table:style-name="ro1">
          <table:table-cell office:value-type="string">
            <text:p>headache <text:s text:c="20"/>головная боль</text:p>
          </table:table-cell>
          <table:table-cell table:number-columns-repeated="1023"/>
        </table:table-row>
        <table:table-row table:style-name="ro1">
          <table:table-cell office:value-type="string">
            <text:p>honest <text:s text:c="25"/>честный [ˈɔnɪst]</text:p>
          </table:table-cell>
          <table:table-cell table:number-columns-repeated="1023"/>
        </table:table-row>
        <table:table-row table:style-name="ro1">
          <table:table-cell office:value-type="string">
            <text:p>hurt <text:s text:c="29"/>вред <text:s/>повреждать </text:p>
          </table:table-cell>
          <table:table-cell/>
          <table:table-cell table:style-name="ce6" table:number-columns-repeated="1022"/>
        </table:table-row>
        <table:table-row table:style-name="ro1">
          <table:table-cell office:value-type="string">
            <text:p>immense <text:s text:c="31"/>огромный <text:s/>потрясающий </text:p>
          </table:table-cell>
          <table:table-cell office:value-type="string">
            <text:p>these things are immense</text:p>
          </table:table-cell>
          <table:table-cell table:number-columns-repeated="1022"/>
        </table:table-row>
        <table:table-row table:style-name="ro1">
          <table:table-cell office:value-type="string">
            <text:p>impact <text:s text:c="34"/>толчок влияние </text:p>
          </table:table-cell>
          <table:table-cell office:value-type="string">
            <text:p>The impact of Emmet's theory on physics</text:p>
          </table:table-cell>
          <table:table-cell table:number-columns-repeated="1022"/>
        </table:table-row>
        <table:table-row table:style-name="ro1">
          <table:table-cell office:value-type="string">
            <text:p>impeccable <text:s text:c="19"/>безупречный безгрешный </text:p>
          </table:table-cell>
          <table:table-cell table:number-columns-repeated="1023"/>
        </table:table-row>
        <table:table-row table:style-name="ro1">
          <table:table-cell table:style-name="ce1" office:value-type="string">
            <text:p>indeed <text:s text:c="36"/>действительно </text:p>
          </table:table-cell>
          <table:table-cell table:style-name="ce6" office:value-type="string">
            <text:p>One thing you need indeed: patience</text:p>
          </table:table-cell>
          <table:table-cell table:number-columns-repeated="1022"/>
        </table:table-row>
        <table:table-row table:style-name="ro1">
          <table:table-cell office:value-type="string">
            <text:p>indefatigable [ˌɪndɪˈfætɪɡəbl] <text:s text:c="26"/>неутомимый </text:p>
          </table:table-cell>
          <table:table-cell office:value-type="string">
            <text:p>quite indefatigable <text:s text:c="13"/>He was indefatigable.</text:p>
          </table:table-cell>
          <table:table-cell table:number-columns-repeated="1022"/>
        </table:table-row>
        <table:table-row table:style-name="ro1">
          <table:table-cell office:value-type="string">
            <text:p>inferior <text:s text:c="26"/>подчиненный <text:s/>низший </text:p>
          </table:table-cell>
          <table:table-cell office:value-type="string">
            <text:p>you treat me like an inferior</text:p>
          </table:table-cell>
          <table:table-cell table:number-columns-repeated="1022"/>
        </table:table-row>
        <table:table-row table:style-name="ro1">
          <table:table-cell office:value-type="string">
            <text:p>infinite <text:s text:c="35"/>большое количество <text:s/>бесконечный </text:p>
          </table:table-cell>
          <table:table-cell office:value-type="string">
            <text:p>infinite number - бесконечное число</text:p>
          </table:table-cell>
          <table:table-cell table:number-columns-repeated="1022"/>
        </table:table-row>
        <table:table-row table:style-name="ro1">
          <table:table-cell office:value-type="string">
            <text:p>inherent [ɪnˈhɪərənt] <text:s text:c="15"/>неотъемлемый неотделимый </text:p>
          </table:table-cell>
          <table:table-cell office:value-type="string">
            <text:p>violence inherent in the system</text:p>
          </table:table-cell>
          <table:table-cell table:number-columns-repeated="1022"/>
        </table:table-row>
        <table:table-row table:style-name="ro1">
          <table:table-cell office:value-type="string">
            <text:p>insignificant <text:s text:c="19"/>незначительный </text:p>
          </table:table-cell>
          <table:table-cell table:number-columns-repeated="1023"/>
        </table:table-row>
        <table:table-row table:style-name="ro1">
          <table:table-cell office:value-type="string">
            <text:p>inspiration <text:s text:c="30"/>вдохновение </text:p>
          </table:table-cell>
          <table:table-cell office:value-type="string">
            <text:p>that give you inspiration</text:p>
          </table:table-cell>
          <table:table-cell table:number-columns-repeated="1022"/>
        </table:table-row>
        <table:table-row table:style-name="ro1">
          <table:table-cell office:value-type="string">
            <text:p>inspired <text:s text:c="34"/>вдохновленный </text:p>
          </table:table-cell>
          <table:table-cell table:number-columns-repeated="1023"/>
        </table:table-row>
        <table:table-row table:style-name="ro1">
          <table:table-cell office:value-type="string">
            <text:p>intention <text:s text:c="33"/>намерение </text:p>
          </table:table-cell>
          <table:table-cell office:value-type="string">
            <text:p><text:s/>had no intention ... <text:s text:c="9"/>My intention is ...</text:p>
          </table:table-cell>
          <table:table-cell table:number-columns-repeated="1022"/>
        </table:table-row>
        <table:table-row table:style-name="ro1">
          <table:table-cell office:value-type="string">
            <text:p>intricate <text:s text:c="24"/>запутанный <text:s text:c="2"/>сложный </text:p>
          </table:table-cell>
          <table:table-cell office:value-type="string">
            <text:p>intricate details - замысловатые детали</text:p>
          </table:table-cell>
          <table:table-cell table:number-columns-repeated="1022"/>
        </table:table-row>
        <table:table-row table:style-name="ro1">
          <table:table-cell office:value-type="string">
            <text:p>intrinsic [ɪnˈtrɪnsɪk] <text:s text:c="20"/>свойственный внутренний </text:p>
          </table:table-cell>
          <table:table-cell office:value-type="string">
            <text:p>intrinsic factor - внутренний фактор</text:p>
          </table:table-cell>
          <table:table-cell table:number-columns-repeated="1022"/>
        </table:table-row>
        <table:table-row table:style-name="ro1">
          <table:table-cell office:value-type="string">
            <text:p>journey <text:s text:c="25"/>путешествовать <text:s/>поездка </text:p>
          </table:table-cell>
          <table:table-cell table:number-columns-repeated="1023"/>
        </table:table-row>
        <table:table-row table:style-name="ro1">
          <table:table-cell office:value-type="string">
            <text:p>leaf <text:s text:c="39"/>лист лепесток </text:p>
          </table:table-cell>
          <table:table-cell office:value-type="string">
            <text:p>banana leaf</text:p>
          </table:table-cell>
          <table:table-cell table:number-columns-repeated="1022"/>
        </table:table-row>
        <table:table-row table:style-name="ro1">
          <table:table-cell office:value-type="string">
            <text:p>leftover <text:s text:c="35"/>остаток [ˈleftˈəuvə]</text:p>
          </table:table-cell>
          <table:table-cell office:value-type="string">
            <text:p>leftover pizza – вчерашняя пицца <text:s text:c="3"/>leftovers from old computer- детали старого </text:p>
          </table:table-cell>
          <table:table-cell table:number-columns-repeated="1022"/>
        </table:table-row>
        <table:table-row table:style-name="ro1">
          <table:table-cell office:value-type="string">
            <text:p>liar <text:s text:c="31"/>лгун </text:p>
          </table:table-cell>
          <table:table-cell table:number-columns-repeated="1023"/>
        </table:table-row>
        <table:table-row table:style-name="ro1">
          <table:table-cell office:value-type="string">
            <text:p>lob <text:s text:c="33"/>высоко подбрасывать </text:p>
          </table:table-cell>
          <table:table-cell office:value-type="string">
            <text:p>some moistened blint had lobbed a scimitar at me</text:p>
          </table:table-cell>
          <table:table-cell table:number-columns-repeated="1022"/>
        </table:table-row>
        <table:table-row table:style-name="ro1">
          <table:table-cell office:value-type="string">
            <text:p>majority <text:s text:c="25"/>большинство </text:p>
          </table:table-cell>
          <table:table-cell table:number-columns-repeated="1023"/>
        </table:table-row>
        <table:table-row table:style-name="ro1">
          <table:table-cell office:value-type="string">
            <text:p>moisten <text:s text:c="26"/>увлажнять </text:p>
          </table:table-cell>
          <table:table-cell office:value-type="string">
            <text:p>some moistened blint had lobbed a scimitar at me</text:p>
          </table:table-cell>
          <table:table-cell table:number-columns-repeated="1022"/>
        </table:table-row>
        <table:table-row table:style-name="ro1">
          <table:table-cell office:value-type="string">
            <text:p>naughty <text:s text:c="33"/>непослушный </text:p>
          </table:table-cell>
          <table:table-cell office:value-type="string">
            <text:p>he was a very naughty boy</text:p>
          </table:table-cell>
          <table:table-cell table:number-columns-repeated="1022"/>
        </table:table-row>
        <table:table-row table:style-name="ro1">
          <table:table-cell office:value-type="string">
            <text:p>obligation <text:s text:c="24"/>обязательство</text:p>
          </table:table-cell>
          <table:table-cell table:number-columns-repeated="1023"/>
        </table:table-row>
        <table:table-row table:style-name="ro1">
          <table:table-cell table:style-name="ce4" office:value-type="string">
            <text:p>obsess <text:s text:c="34"/>преследовать </text:p>
          </table:table-cell>
          <table:table-cell table:style-name="ce8" office:value-type="string">
            <text:p>for decades scientists have been obsessed with <text:s/>tryin to answer</text:p>
          </table:table-cell>
          <table:table-cell table:style-name="ce8" table:number-columns-repeated="1022"/>
        </table:table-row>
        <table:table-row table:style-name="ro1">
          <table:table-cell office:value-type="string">
            <text:p>obviously <text:s text:c="27"/>очевидно <text:s/>ясно конечно </text:p>
          </table:table-cell>
          <table:table-cell table:number-columns-repeated="1023"/>
        </table:table-row>
        <table:table-row table:style-name="ro1">
          <table:table-cell office:value-type="string">
            <text:p>occasion <text:s text:c="32"/>случай <text:s/>возможность </text:p>
          </table:table-cell>
          <table:table-cell office:value-type="string">
            <text:p>this is supposed to be a happy occasion</text:p>
          </table:table-cell>
          <table:table-cell table:number-columns-repeated="1022"/>
        </table:table-row>
        <table:table-row table:style-name="ro1">
          <table:table-cell office:value-type="string">
            <text:p>opaque <text:s text:c="28"/>непрозрачный </text:p>
          </table:table-cell>
          <table:table-cell office:value-type="string">
            <text:p>completely opaque</text:p>
          </table:table-cell>
          <table:table-cell table:style-name="ce6" table:number-columns-repeated="1022"/>
        </table:table-row>
        <table:table-row table:style-name="ro1">
          <table:table-cell office:value-type="string">
            <text:p>pace <text:s text:c="32"/>темп </text:p>
          </table:table-cell>
          <table:table-cell table:number-columns-repeated="1023"/>
        </table:table-row>
        <table:table-row table:style-name="ro1">
          <table:table-cell office:value-type="string">
            <text:p>passion <text:s text:c="28"/>страсть </text:p>
          </table:table-cell>
          <table:table-cell/>
          <table:table-cell table:style-name="ce6" table:number-columns-repeated="1022"/>
        </table:table-row>
        <table:table-row table:style-name="ro1">
          <table:table-cell office:value-type="string">
            <text:p>patience <text:s text:c="33"/>терпение <text:s/>[ˈpeɪʃəns]</text:p>
          </table:table-cell>
          <table:table-cell office:value-type="string">
            <text:p>ask for your patience</text:p>
          </table:table-cell>
          <table:table-cell table:number-columns-repeated="1022"/>
        </table:table-row>
        <table:table-row table:style-name="ro1">
          <table:table-cell table:style-name="ce1" office:value-type="string">
            <text:p>peculiar [pɪˈkju:ljə] <text:s text:c="7"/>специфический эксцентричный особенный </text:p>
          </table:table-cell>
          <table:table-cell table:style-name="ce6" office:value-type="string">
            <text:p>peculiar people</text:p>
          </table:table-cell>
          <table:table-cell table:number-columns-repeated="1022"/>
        </table:table-row>
        <table:table-row table:style-name="ro1">
          <table:table-cell office:value-type="string">
            <text:p>perpetuate <text:s text:c="24"/>увековечивать </text:p>
          </table:table-cell>
          <table:table-cell table:number-columns-repeated="1023"/>
        </table:table-row>
        <table:table-row table:style-name="ro1">
          <table:table-cell office:value-type="string">
            <text:p>persist [pəˈsɪst] <text:s text:c="19"/>сохранять упорствовать </text:p>
          </table:table-cell>
          <table:table-cell office:value-type="string">
            <text:p>He persisted in his work until he succeeded</text:p>
          </table:table-cell>
          <table:table-cell table:style-name="ce6" table:number-columns-repeated="1022"/>
        </table:table-row>
        <table:table-row table:style-name="ro1">
          <table:table-cell office:value-type="string">
            <text:p>persuade [pəˈsweɪd] <text:s text:c="26"/>убеждать </text:p>
          </table:table-cell>
          <table:table-cell office:value-type="string">
            <text:p>We failed to persuade him.</text:p>
          </table:table-cell>
          <table:table-cell table:number-columns-repeated="1022"/>
        </table:table-row>
        <table:table-row table:style-name="ro1">
          <table:table-cell office:value-type="string">
            <text:p>plausible [ˈplɔ:zəbl] <text:s text:c="25"/>вероятный правдоподобный </text:p>
          </table:table-cell>
          <table:table-cell office:value-type="string">
            <text:p>how plausible is it</text:p>
          </table:table-cell>
          <table:table-cell table:style-name="ce12" table:number-columns-repeated="1022"/>
        </table:table-row>
        <table:table-row table:style-name="ro1">
          <table:table-cell office:value-type="string">
            <text:p>plural <text:s text:c="37"/>множественный </text:p>
          </table:table-cell>
          <table:table-cell office:value-type="string">
            <text:p>plural number <text:s/>множественно число</text:p>
          </table:table-cell>
          <table:table-cell table:number-columns-repeated="1022"/>
        </table:table-row>
        <table:table-row table:style-name="ro1">
          <table:table-cell office:value-type="string">
            <text:p>posh <text:s text:c="38"/>шикарный </text:p>
          </table:table-cell>
          <table:table-cell/>
          <table:table-cell table:style-name="ce6" table:number-columns-repeated="1022"/>
        </table:table-row>
        <table:table-row table:style-name="ro1">
          <table:table-cell table:style-name="ce4" office:value-type="string">
            <text:p>possess <text:s text:c="32"/>обладать </text:p>
          </table:table-cell>
          <table:table-cell table:style-name="ce8" office:value-type="string">
            <text:p>checking whether you possess</text:p>
          </table:table-cell>
          <table:table-cell table:style-name="ce8" table:number-columns-repeated="1022"/>
        </table:table-row>
        <table:table-row table:style-name="ro1">
          <table:table-cell office:value-type="string">
            <text:p>precisely [prɪˈsaɪslɪ] <text:s text:c="25"/>точно <text:s/>пунктуально </text:p>
          </table:table-cell>
          <table:table-cell table:number-columns-repeated="1023"/>
        </table:table-row>
        <table:table-row table:style-name="ro1">
          <table:table-cell table:style-name="ce4" office:value-type="string">
            <text:p>prefer <text:s/>[prɪˈfə:] <text:s text:c="35"/>предпочитать </text:p>
          </table:table-cell>
          <table:table-cell table:style-name="ce8" office:value-type="string">
            <text:p>prefer to read a newspaper then read news on phone</text:p>
          </table:table-cell>
          <table:table-cell table:number-columns-repeated="1022"/>
        </table:table-row>
        <table:table-row table:style-name="ro1">
          <table:table-cell office:value-type="string">
            <text:p>prejudice <text:s text:c="26"/>предубеждение </text:p>
          </table:table-cell>
          <table:table-cell office:value-type="string">
            <text:p>free from prejudice</text:p>
          </table:table-cell>
          <table:table-cell table:number-columns-repeated="1022"/>
        </table:table-row>
        <table:table-row table:style-name="ro1">
          <table:table-cell office:value-type="string">
            <text:p>previous <text:s text:c="33"/>предыдущий </text:p>
          </table:table-cell>
          <table:table-cell office:value-type="string">
            <text:p>previous chapter </text:p>
          </table:table-cell>
          <table:table-cell table:number-columns-repeated="1022"/>
        </table:table-row>
        <table:table-row table:style-name="ro1">
          <table:table-cell office:value-type="string">
            <text:p>prohibition <text:s text:c="25"/>запрет </text:p>
          </table:table-cell>
          <table:table-cell office:value-type="string">
            <text:p>absolute prohibition - полный запрет</text:p>
          </table:table-cell>
          <table:table-cell table:number-columns-repeated="1022"/>
        </table:table-row>
        <table:table-row table:style-name="ro1">
          <table:table-cell table:style-name="ce1" office:value-type="string">
            <text:p>proper <text:s/>[ˈprɔpə] <text:s text:c="33"/>надлежащий </text:p>
          </table:table-cell>
          <table:table-cell table:style-name="ce6" office:value-type="string">
            <text:p>at the proper time - в свое время <text:s text:c="2"/>in a proper manner - должным образом</text:p>
          </table:table-cell>
          <table:table-cell table:number-columns-repeated="1022"/>
        </table:table-row>
        <table:table-row table:style-name="ro1">
          <table:table-cell office:value-type="string">
            <text:p>prophet <text:s text:c="29"/>пророк </text:p>
          </table:table-cell>
          <table:table-cell table:number-columns-repeated="1023"/>
        </table:table-row>
        <table:table-row table:style-name="ro1">
          <table:table-cell office:value-type="string">
            <text:p>proposal <text:s text:c="28"/>предложение <text:s/>план заявка </text:p>
          </table:table-cell>
          <table:table-cell office:value-type="string">
            <text:p>I cannot agree to your proposal.</text:p>
          </table:table-cell>
          <table:table-cell table:number-columns-repeated="1022"/>
        </table:table-row>
        <table:table-row table:style-name="ro1">
          <table:table-cell office:value-type="string">
            <text:p>punish <text:s text:c="34"/>наказывать <text:s text:c="3"/></text:p>
          </table:table-cell>
          <table:table-cell table:number-columns-repeated="1023"/>
        </table:table-row>
        <table:table-row table:style-name="ro1">
          <table:table-cell table:style-name="ce1" office:value-type="string">
            <text:p>purposes <text:s/>[ˈpə:pəs] <text:s text:c="25"/>цель результат намерение </text:p>
          </table:table-cell>
          <table:table-cell table:style-name="ce6" office:value-type="string">
            <text:p>this is your pupose</text:p>
          </table:table-cell>
          <table:table-cell table:number-columns-repeated="1022"/>
        </table:table-row>
        <table:table-row table:style-name="ro1">
          <table:table-cell office:value-type="string">
            <text:p>quarrel <text:s text:c="31"/>ссора ссориться </text:p>
          </table:table-cell>
          <table:table-cell office:value-type="string">
            <text:p>i have no quarrel with you, good Sir Knight</text:p>
          </table:table-cell>
          <table:table-cell table:number-columns-repeated="1022"/>
        </table:table-row>
        <table:table-row table:style-name="ro1">
          <table:table-cell office:value-type="string">
            <text:p>quite <text:s text:c="33"/>вполне <text:s/>полностью довольно </text:p>
          </table:table-cell>
          <table:table-cell table:number-columns-repeated="1023"/>
        </table:table-row>
        <table:table-row table:style-name="ro1">
          <table:table-cell office:value-type="string">
            <text:p>quiz <text:s text:c="34"/>викторина <text:s/>тест <text:s/>опрашивать </text:p>
          </table:table-cell>
          <table:table-cell table:number-columns-repeated="1023"/>
        </table:table-row>
        <table:table-row table:style-name="ro1">
          <table:table-cell table:style-name="ce1" office:value-type="string">
            <text:p>rather [ˈrɑ:ðə] <text:s text:c="33"/>довольно скорее несколько </text:p>
          </table:table-cell>
          <table:table-cell table:style-name="ce6" office:value-type="string">
            <text:p>rather few - совсем немногие</text:p>
          </table:table-cell>
          <table:table-cell table:number-columns-repeated="1022"/>
        </table:table-row>
        <table:table-row table:style-name="ro1">
          <table:table-cell office:value-type="string">
            <text:p>realize [ˈrɪəlaɪz] <text:s text:c="31"/>понимать <text:s/>осуществлять </text:p>
          </table:table-cell>
          <table:table-cell office:value-type="string">
            <text:p>realize realities - осознавать реальность</text:p>
          </table:table-cell>
          <table:table-cell table:number-columns-repeated="1022"/>
        </table:table-row>
        <table:table-row table:style-name="ro1">
          <table:table-cell table:style-name="ce5" office:value-type="string">
            <text:p>recently <text:s text:c="32"/>недавно <text:s text:c="3"/>в последнее время</text:p>
          </table:table-cell>
          <table:table-cell table:style-name="ce9"/>
          <table:table-cell table:number-columns-repeated="1022"/>
        </table:table-row>
        <table:table-row table:style-name="ro1">
          <table:table-cell office:value-type="string">
            <text:p>refuge <text:s text:c="35"/>убежище приют </text:p>
          </table:table-cell>
          <table:table-cell table:number-columns-repeated="1023"/>
        </table:table-row>
        <table:table-row table:style-name="ro1">
          <table:table-cell table:style-name="ce1" office:value-type="string">
            <text:p>regardless <text:s text:c="26"/>независимо </text:p>
          </table:table-cell>
          <table:table-cell table:style-name="ce6" office:value-type="string">
            <text:p>He stood for freedom of speech for everyone regardless of color.</text:p>
          </table:table-cell>
          <table:table-cell table:number-columns-repeated="1022"/>
        </table:table-row>
        <table:table-row table:style-name="ro1">
          <table:table-cell office:value-type="string">
            <text:p>regurgitation <text:s text:c="24"/>срыгивание <text:s/></text:p>
          </table:table-cell>
          <table:table-cell table:number-columns-repeated="1023"/>
        </table:table-row>
        <table:table-row table:style-name="ro1">
          <table:table-cell office:value-type="string">
            <text:p>rely <text:s text:c="36"/>полагаться </text:p>
          </table:table-cell>
          <table:table-cell office:value-type="string">
            <text:p>Don't rely on others</text:p>
          </table:table-cell>
          <table:table-cell table:number-columns-repeated="1022"/>
        </table:table-row>
        <table:table-row table:style-name="ro1">
          <table:table-cell office:value-type="string">
            <text:p>remedy <text:s text:c="28"/>средство лекарство исправлять </text:p>
          </table:table-cell>
          <table:table-cell table:number-columns-repeated="1023"/>
        </table:table-row>
        <table:table-row table:style-name="ro1">
          <table:table-cell table:style-name="ce1" office:value-type="string">
            <text:p>restriction <text:s text:c="30"/>ограничение </text:p>
          </table:table-cell>
          <table:table-cell table:style-name="ce6" office:value-type="string">
            <text:p>The restriction is that we have not ...</text:p>
          </table:table-cell>
          <table:table-cell table:number-columns-repeated="1022"/>
        </table:table-row>
        <table:table-row table:style-name="ro1">
          <table:table-cell office:value-type="string">
            <text:p>rhymes <text:s text:c="31"/>рифма </text:p>
          </table:table-cell>
          <table:table-cell office:value-type="string">
            <text:p>cousin riot</text:p>
          </table:table-cell>
          <table:table-cell table:style-name="ce6" table:number-columns-repeated="1022"/>
        </table:table-row>
        <table:table-row table:style-name="ro4">
          <table:table-cell office:value-type="string">
            <text:p><text:span text:style-name="T1">riot</text:span> <text:s text:c="37"/>бунт </text:p>
          </table:table-cell>
          <table:table-cell table:number-columns-repeated="1023"/>
        </table:table-row>
        <table:table-row table:style-name="ro1">
          <table:table-cell office:value-type="string">
            <text:p>roaring <text:s text:c="32"/>рев <text:s/>roar <text:s/>реветь </text:p>
          </table:table-cell>
          <table:table-cell office:value-type="string">
            <text:p>during the roaring 20s</text:p>
          </table:table-cell>
          <table:table-cell table:number-columns-repeated="1022"/>
        </table:table-row>
        <table:table-row table:style-name="ro1">
          <table:table-cell office:value-type="string">
            <text:p>scimitar <text:s text:c="30"/>ятаган </text:p>
          </table:table-cell>
          <table:table-cell office:value-type="string">
            <text:p>some moistened blint had lobbed a scimitar at me</text:p>
          </table:table-cell>
          <table:table-cell table:number-columns-repeated="1022"/>
        </table:table-row>
        <table:table-row table:style-name="ro1">
          <table:table-cell office:value-type="string">
            <text:p>scruffy <text:s text:c="34"/>потрепанный </text:p>
          </table:table-cell>
          <table:table-cell table:number-columns-repeated="1023"/>
        </table:table-row>
        <table:table-row table:style-name="ro1">
          <table:table-cell office:value-type="string">
            <text:p>settle <text:s text:c="33"/>улаживать успокаиваться</text:p>
          </table:table-cell>
          <table:table-cell office:value-type="string">
            <text:p>do not settle</text:p>
          </table:table-cell>
          <table:table-cell table:number-columns-repeated="1022"/>
        </table:table-row>
        <table:table-row table:style-name="ro1">
          <table:table-cell office:value-type="string">
            <text:p>shape <text:s text:c="33"/>форма </text:p>
          </table:table-cell>
          <table:table-cell table:number-columns-repeated="1023"/>
        </table:table-row>
        <table:table-row table:style-name="ro1">
          <table:table-cell office:value-type="string">
            <text:p>shelter <text:s text:c="32"/>жилье <text:s/>убежище </text:p>
          </table:table-cell>
          <table:table-cell table:number-columns-repeated="1023"/>
        </table:table-row>
        <table:table-row table:style-name="ro1">
          <table:table-cell office:value-type="string">
            <text:p>significant <text:s text:c="27"/>значительный <text:s/>существенный <text:s/></text:p>
          </table:table-cell>
          <table:table-cell table:number-columns-repeated="1023"/>
        </table:table-row>
        <table:table-row table:style-name="ro1">
          <table:table-cell office:value-type="string">
            <text:p>sinister <text:s text:c="31"/>зловещий </text:p>
          </table:table-cell>
          <table:table-cell table:number-columns-repeated="1023"/>
        </table:table-row>
        <table:table-row table:style-name="ro1">
          <table:table-cell office:value-type="string">
            <text:p>smash <text:s text:c="32"/>удар <text:s text:c="2"/>разбивать </text:p>
          </table:table-cell>
          <table:table-cell table:number-columns-repeated="1023"/>
        </table:table-row>
        <table:table-row table:style-name="ro1">
          <table:table-cell office:value-type="string">
            <text:p>snail <text:s text:c="37"/>улитка </text:p>
          </table:table-cell>
          <table:table-cell table:number-columns-repeated="1023"/>
        </table:table-row>
        <table:table-row table:style-name="ro1">
          <table:table-cell office:value-type="string">
            <text:p>spelling <text:s text:c="35"/>правописание </text:p>
          </table:table-cell>
          <table:table-cell table:number-columns-repeated="1023"/>
        </table:table-row>
        <table:table-row table:style-name="ro1">
          <table:table-cell office:value-type="string">
            <text:p>spicy <text:s text:c="37"/>пряный острый </text:p>
          </table:table-cell>
          <table:table-cell office:value-type="string">
            <text:p>spicy flavor - пряный запах</text:p>
          </table:table-cell>
          <table:table-cell table:number-columns-repeated="1022"/>
        </table:table-row>
        <table:table-row table:style-name="ro1">
          <table:table-cell office:value-type="string">
            <text:p>spoiler <text:s text:c="33"/>помеха <text:s/>спойлер </text:p>
          </table:table-cell>
          <table:table-cell office:value-type="string">
            <text:p>spoiler alert !</text:p>
          </table:table-cell>
          <table:table-cell table:number-columns-repeated="1022"/>
        </table:table-row>
        <table:table-row table:style-name="ro1">
          <table:table-cell office:value-type="string">
            <text:p>steady <text:s text:c="35"/>стабилизироваться устойчивый </text:p>
          </table:table-cell>
          <table:table-cell table:number-columns-repeated="1023"/>
        </table:table-row>
        <table:table-row table:style-name="ro1">
          <table:table-cell office:value-type="string">
            <text:p>strict <text:s text:c="28"/>строгий <text:s/>жесткий суровый точный </text:p>
          </table:table-cell>
          <table:table-cell table:number-columns-repeated="1023"/>
        </table:table-row>
        <table:table-row table:style-name="ro1">
          <table:table-cell office:value-type="string">
            <text:p>stutter <text:s text:c="35"/>заикание </text:p>
          </table:table-cell>
          <table:table-cell office:value-type="string">
            <text:p>did you know that humans are the only animals that statter</text:p>
          </table:table-cell>
          <table:table-cell table:number-columns-repeated="1022"/>
        </table:table-row>
        <table:table-row table:style-name="ro1">
          <table:table-cell office:value-type="string">
            <text:p>substitute <text:s text:c="15"/>замена <text:s/>заместитель <text:s/>занимать место</text:p>
          </table:table-cell>
          <table:table-cell table:number-columns-repeated="1023"/>
        </table:table-row>
        <table:table-row table:style-name="ro1">
          <table:table-cell office:value-type="string">
            <text:p>subtlety <text:s text:c="31"/>тонкость </text:p>
          </table:table-cell>
          <table:table-cell table:number-columns-repeated="1023"/>
        </table:table-row>
        <table:table-row table:style-name="ro1">
          <table:table-cell office:value-type="string">
            <text:p>sufficient [səˈfɪʃənt] <text:s text:c="25"/>достаточный <text:s/>обоснованный </text:p>
          </table:table-cell>
          <table:table-cell office:value-type="string">
            <text:p>sufficient data - достаточные данные</text:p>
          </table:table-cell>
          <table:table-cell table:number-columns-repeated="1022"/>
        </table:table-row>
        <table:table-row table:style-name="ro1">
          <table:table-cell office:value-type="string">
            <text:p>suggest[səˈdʒest] <text:s text:c="16"/>предлагать предполагать </text:p>
          </table:table-cell>
          <table:table-cell office:value-type="string">
            <text:p>I suggest you put that weapon down</text:p>
          </table:table-cell>
          <table:table-cell table:number-columns-repeated="1022"/>
        </table:table-row>
        <table:table-row table:style-name="ro1">
          <table:table-cell table:style-name="ce1" office:value-type="string">
            <text:p>suppose <text:s text:c="32"/>предположим </text:p>
          </table:table-cell>
          <table:table-cell table:style-name="ce6" office:value-type="string">
            <text:p>this is supposed to be a happy occasion</text:p>
          </table:table-cell>
          <table:table-cell table:number-columns-repeated="1022"/>
        </table:table-row>
        <table:table-row table:style-name="ro1">
          <table:table-cell office:value-type="string">
            <text:p>supreme <text:s text:c="30"/>высший <text:s/>решающий </text:p>
          </table:table-cell>
          <table:table-cell office:value-type="string">
            <text:p>supreme court </text:p>
          </table:table-cell>
          <table:table-cell table:number-columns-repeated="1022"/>
        </table:table-row>
        <table:table-row table:style-name="ro1">
          <table:table-cell office:value-type="string">
            <text:p>suspect <text:s text:c="32"/>подозреваемый </text:p>
          </table:table-cell>
          <table:table-cell table:number-columns-repeated="1023"/>
        </table:table-row>
        <table:table-row table:style-name="ro1">
          <table:table-cell office:value-type="string">
            <text:p>suspicious <text:s/>[səsˈpɪʃəs] <text:s text:c="12"/>подозрительный недоверчивый </text:p>
          </table:table-cell>
          <table:table-cell office:value-type="string">
            <text:p>suspicious link - подозрительная ссылка</text:p>
          </table:table-cell>
          <table:table-cell table:number-columns-repeated="1022"/>
        </table:table-row>
        <table:table-row table:style-name="ro1">
          <table:table-cell office:value-type="string">
            <text:p>swimming <text:s text:c="28"/>плавание </text:p>
          </table:table-cell>
          <table:table-cell table:number-columns-repeated="1023"/>
        </table:table-row>
        <table:table-row table:style-name="ro1">
          <table:table-cell office:value-type="string">
            <text:p>sympathize [ˈsɪmpəθaɪz] <text:s text:c="6"/>симпатизировать </text:p>
          </table:table-cell>
          <table:table-cell table:number-columns-repeated="1023"/>
        </table:table-row>
        <table:table-row table:style-name="ro1">
          <table:table-cell office:value-type="string">
            <text:p>their <text:s text:c="40"/>их </text:p>
          </table:table-cell>
          <table:table-cell table:number-columns-repeated="1023"/>
        </table:table-row>
        <table:table-row table:style-name="ro1">
          <table:table-cell office:value-type="string">
            <text:p>thumbs <text:s text:c="32"/>большой палец</text:p>
          </table:table-cell>
          <table:table-cell table:number-columns-repeated="1023"/>
        </table:table-row>
        <table:table-row table:style-name="ro1">
          <table:table-cell office:value-type="string">
            <text:p>treat [tri:t] <text:s text:c="36"/>рассматривать </text:p>
          </table:table-cell>
          <table:table-cell office:value-type="string">
            <text:p>you treat me like an inferior <text:s text:c="12"/>treat coldly - сухо обращаться</text:p>
          </table:table-cell>
          <table:table-cell table:number-columns-repeated="1022"/>
        </table:table-row>
        <table:table-row table:style-name="ro1">
          <table:table-cell office:value-type="string">
            <text:p>trick <text:s text:c="37"/>уловка <text:s/>прием </text:p>
          </table:table-cell>
          <table:table-cell office:value-type="string">
            <text:p>A trick to learn conditionals in English</text:p>
          </table:table-cell>
          <table:table-cell table:number-columns-repeated="1022"/>
        </table:table-row>
        <table:table-row table:style-name="ro1">
          <table:table-cell office:value-type="string">
            <text:p>tricky <text:s text:c="36"/>хитрый <text:s/>коварный </text:p>
          </table:table-cell>
          <table:table-cell table:number-columns-repeated="1023"/>
        </table:table-row>
        <table:table-row table:style-name="ro1">
          <table:table-cell office:value-type="string">
            <text:p>underestimated <text:s text:c="22"/>недооцениваемый </text:p>
          </table:table-cell>
          <table:table-cell/>
          <table:table-cell table:style-name="ce6" table:number-columns-repeated="1022"/>
        </table:table-row>
        <table:table-row table:style-name="ro1">
          <table:table-cell office:value-type="string">
            <text:p>utterly [ˈʌtəlɪ] <text:s text:c="35"/>крайне <text:s/>совершенно </text:p>
          </table:table-cell>
          <table:table-cell table:number-columns-repeated="1023"/>
        </table:table-row>
        <table:table-row table:style-name="ro1">
          <table:table-cell office:value-type="string">
            <text:p>vain <text:s text:c="39"/>тщетный in vain напрасно</text:p>
          </table:table-cell>
          <table:table-cell office:value-type="string">
            <text:p>in vain напрасно</text:p>
          </table:table-cell>
          <table:table-cell table:number-columns-repeated="1022"/>
        </table:table-row>
        <table:table-row table:style-name="ro1">
          <table:table-cell office:value-type="string">
            <text:p>vast <text:s text:c="40"/>обширный значительный </text:p>
          </table:table-cell>
          <table:table-cell table:number-columns-repeated="1023"/>
        </table:table-row>
        <table:table-row table:style-name="ro1">
          <table:table-cell office:value-type="string">
            <text:p>vital <text:s text:c="35"/>жизненный <text:s/>жизненно важный</text:p>
          </table:table-cell>
          <table:table-cell/>
          <table:table-cell table:style-name="ce6" table:number-columns-repeated="1022"/>
        </table:table-row>
        <table:table-row table:style-name="ro1">
          <table:table-cell office:value-type="string">
            <text:p>vowel <text:s text:c="37"/>гласный </text:p>
          </table:table-cell>
          <table:table-cell office:value-type="string">
            <text:p>close vowel - закрытый гласный</text:p>
          </table:table-cell>
          <table:table-cell table:number-columns-repeated="1022"/>
        </table:table-row>
        <table:table-row table:style-name="ro1">
          <table:table-cell office:value-type="string">
            <text:p>waste <text:s text:c="33"/>отходы <text:s text:c="3"/>тратить впустую</text:p>
          </table:table-cell>
          <table:table-cell office:value-type="string">
            <text:p>wasted time - напрасно тратить время</text:p>
          </table:table-cell>
          <table:table-cell table:number-columns-repeated="1022"/>
        </table:table-row>
        <table:table-row table:style-name="ro1">
          <table:table-cell office:value-type="string">
            <text:p>whatever <text:s text:c="8"/>безотносительно <text:s/>независимо от того, что</text:p>
          </table:table-cell>
          <table:table-cell office:value-type="string">
            <text:p>whatever happened <text:s/>что бы ни случилось</text:p>
          </table:table-cell>
          <table:table-cell table:number-columns-repeated="1022"/>
        </table:table-row>
        <table:table-row table:style-name="ro1">
          <table:table-cell office:value-type="string">
            <text:p>whenever <text:s text:c="15"/>каждый раз, когда <text:s text:c="3"/>когда бы ни </text:p>
          </table:table-cell>
          <table:table-cell office:value-type="string">
            <text:p>whenever appropriate <text:s/>если это уместно</text:p>
          </table:table-cell>
          <table:table-cell table:number-columns-repeated="1022"/>
        </table:table-row>
        <table:table-row table:style-name="ro1">
          <table:table-cell office:value-type="string">
            <text:p>whereas <text:s text:c="33"/>тогда как </text:p>
          </table:table-cell>
          <table:table-cell table:number-columns-repeated="1023"/>
        </table:table-row>
        <table:table-row table:style-name="ro1">
          <table:table-cell office:value-type="string">
            <text:p>whether <text:s text:c="28"/>ли <text:s text:c="4"/>независимо от того,... ли</text:p>
          </table:table-cell>
          <table:table-cell office:value-type="string">
            <text:p>whether shi is a witch</text:p>
          </table:table-cell>
          <table:table-cell table:number-columns-repeated="1022"/>
        </table:table-row>
        <table:table-row table:style-name="ro1">
          <table:table-cell office:value-type="string">
            <text:p>whip <text:s text:c="40"/>кнут рывок <text:s/>хлестать </text:p>
          </table:table-cell>
          <table:table-cell/>
          <table:table-cell table:style-name="ce6" table:number-columns-repeated="1022"/>
        </table:table-row>
        <table:table-row table:style-name="ro1">
          <table:table-cell office:value-type="string">
            <text:p>wield <text:s text:c="39"/>владеть вооружаться </text:p>
          </table:table-cell>
          <table:table-cell table:number-columns-repeated="1023"/>
        </table:table-row>
        <table:table-row table:style-name="ro1">
          <table:table-cell office:value-type="string">
            <text:p>willing <text:s text:c="35"/>согласный <text:s/>добровольный </text:p>
          </table:table-cell>
          <table:table-cell office:value-type="string">
            <text:p>willing to work hard</text:p>
          </table:table-cell>
          <table:table-cell table:number-columns-repeated="1022"/>
        </table:table-row>
        <table:table-row table:style-name="ro1">
          <table:table-cell office:value-type="string">
            <text:p>wish <text:s text:c="37"/>желание </text:p>
          </table:table-cell>
          <table:table-cell office:value-type="string">
            <text:p>you make a wish and your wish comes true</text:p>
          </table:table-cell>
          <table:table-cell table:number-columns-repeated="1022"/>
        </table:table-row>
        <table:table-row table:style-name="ro1">
          <table:table-cell office:value-type="string">
            <text:p>worthy <text:s text:c="35"/>достойный <text:s/>заслуживающий </text:p>
          </table:table-cell>
          <table:table-cell office:value-type="string">
            <text:p>worthy <text:s/>adversary</text:p>
          </table:table-cell>
          <table:table-cell table:number-columns-repeated="1022"/>
        </table:table-row>
        <table:table-row table:style-name="ro1">
          <table:table-cell office:value-type="string">
            <text:p>wound <text:s text:c="35"/>рана </text:p>
          </table:table-cell>
          <table:table-cell table:number-columns-repeated="1023"/>
        </table:table-row>
        <table:table-row table:style-name="ro1">
          <table:table-cell office:value-type="string">
            <text:p>afford [əˈfɔ:d] <text:s text:c="18"/>позволять себе <text:s text:c="2"/>предоставлять </text:p>
          </table:table-cell>
          <table:table-cell office:value-type="string">
            <text:p>who can't afford it</text:p>
          </table:table-cell>
          <table:table-cell table:number-columns-repeated="1022"/>
        </table:table-row>
        <table:table-row table:style-name="ro1">
          <table:table-cell office:value-type="string">
            <text:p>enhancements <text:s text:c="11"/>улучшение повышение </text:p>
          </table:table-cell>
          <table:table-cell office:value-type="string">
            <text:p>10.3 Rio includes the following enhancements:</text:p>
          </table:table-cell>
          <table:table-cell table:number-columns-repeated="1022"/>
        </table:table-row>
        <table:table-row table:style-name="ro1">
          <table:table-cell office:value-type="string">
            <text:p>arrival [əˈraɪvəl] <text:s text:c="11"/>прибытие </text:p>
          </table:table-cell>
          <table:table-cell office:value-type="string">
            <text:p>arrival time - время прибытия</text:p>
          </table:table-cell>
          <table:table-cell table:number-columns-repeated="1022"/>
        </table:table-row>
        <table:table-row table:style-name="ro1">
          <table:table-cell office:value-type="string">
            <text:p>introductory [ˌɪntrəˈdʌktərɪ] <text:s text:c="2"/>вводный </text:p>
          </table:table-cell>
          <table:table-cell office:value-type="string">
            <text:p>arrival with an exclusive introductory offer</text:p>
          </table:table-cell>
          <table:table-cell table:number-columns-repeated="1022"/>
        </table:table-row>
        <table:table-row table:style-name="ro1">
          <table:table-cell office:value-type="string">
            <text:p>offer [ˈɔfə] <text:s text:c="26"/>предложение оферта </text:p>
          </table:table-cell>
          <table:table-cell office:value-type="string">
            <text:p>agree to offer - принимать предложение</text:p>
          </table:table-cell>
          <table:table-cell table:number-columns-repeated="1022"/>
        </table:table-row>
        <table:table-row table:style-name="ro1">
          <table:table-cell office:value-type="string">
            <text:p>obtain [əbˈteɪn] <text:s text:c="11"/>получать приобретать </text:p>
          </table:table-cell>
          <table:table-cell office:value-type="string">
            <text:p>obtain all the new features <text:s text:c="15"/>obtain degree - получать степень</text:p>
          </table:table-cell>
          <table:table-cell table:number-columns-repeated="1022"/>
        </table:table-row>
        <table:table-row table:style-name="ro1">
          <table:table-cell office:value-type="string">
            <text:p>plenty [ˈplentɪ] <text:s text:c="12"/>много большое количество</text:p>
          </table:table-cell>
          <table:table-cell office:value-type="string">
            <text:p>plenty of choice - богатый выбор <text:s text:c="3"/>horn of plenty - рог изобилия</text:p>
          </table:table-cell>
          <table:table-cell table:number-columns-repeated="1022"/>
        </table:table-row>
        <table:table-row table:style-name="ro1">
          <table:table-cell office:value-type="string">
            <text:p>data [ˈdeɪtə]</text:p>
          </table:table-cell>
          <table:table-cell table:number-columns-repeated="1023"/>
        </table:table-row>
        <table:table-row table:style-name="ro1">
          <table:table-cell office:value-type="string">
            <text:p>consume [kənˈsju:m] <text:s text:c="20"/>потреблять использовать </text:p>
          </table:table-cell>
          <table:table-cell office:value-type="string">
            <text:p>who did not consume alcohol</text:p>
          </table:table-cell>
          <table:table-cell table:number-columns-repeated="1022"/>
        </table:table-row>
        <table:table-row table:style-name="ro1">
          <table:table-cell office:value-type="string">
            <text:p>concave [ˈkɔnˈkeɪv] <text:s text:c="22"/>впадина выгибать вогнутый </text:p>
          </table:table-cell>
          <table:table-cell office:value-type="string">
            <text:p>concave angle - вогнутый угол</text:p>
          </table:table-cell>
          <table:table-cell table:number-columns-repeated="1022"/>
        </table:table-row>
        <table:table-row table:style-name="ro1">
          <table:table-cell office:value-type="string">
            <text:p>consumption [kənˈsʌmpʃən] <text:s text:c="14"/>потребление </text:p>
          </table:table-cell>
          <table:table-cell office:value-type="string">
            <text:p>average fuel consumption - средний расход топлива</text:p>
          </table:table-cell>
          <table:table-cell table:number-columns-repeated="1022"/>
        </table:table-row>
        <table:table-row table:style-name="ro1">
          <table:table-cell office:value-type="string">
            <text:p>scare [skɛə] <text:s text:c="14"/>пугать пугаться </text:p>
          </table:table-cell>
          <table:table-cell office:value-type="string">
            <text:p>be too scared to attempt</text:p>
          </table:table-cell>
          <table:table-cell table:number-columns-repeated="1022"/>
        </table:table-row>
        <table:table-row table:style-name="ro1">
          <table:table-cell office:value-type="string">
            <text:p>attempt [əˈtempt] <text:s text:c="7"/>попытка делать попытку</text:p>
          </table:table-cell>
          <table:table-cell office:value-type="string">
            <text:p>be too scared to attempt</text:p>
          </table:table-cell>
          <table:table-cell table:number-columns-repeated="1022"/>
        </table:table-row>
        <table:table-row table:style-name="ro1">
          <table:table-cell office:value-type="string">
            <text:p>opportunity [ˌɔpəˈtju:nɪtɪ] <text:s/>возможность удобный случай</text:p>
          </table:table-cell>
          <table:table-cell office:value-type="string">
            <text:p>... it gives me the opportunity,,</text:p>
          </table:table-cell>
          <table:table-cell table:number-columns-repeated="1022"/>
        </table:table-row>
        <table:table-row table:style-name="ro1">
          <table:table-cell office:value-type="string">
            <text:p>esteem [ɪsˈti:m] <text:s text:c="5"/>уважение </text:p>
          </table:table-cell>
          <table:table-cell office:value-type="string">
            <text:p>... my self-esteem is protected,,,</text:p>
          </table:table-cell>
          <table:table-cell table:number-columns-repeated="1022"/>
        </table:table-row>
        <table:table-row table:style-name="ro1">
          <table:table-cell office:value-type="string">
            <text:p>wedding [ˈwedɪŋ] <text:s text:c="4"/>свадьба </text:p>
          </table:table-cell>
          <table:table-cell office:value-type="string">
            <text:p>... maybe I was at their wedding,,,</text:p>
          </table:table-cell>
          <table:table-cell table:number-columns-repeated="1022"/>
        </table:table-row>
        <table:table-row table:style-name="ro1">
          <table:table-cell office:value-type="string">
            <text:p>rigidity [rɪˈdʒɪdɪtɪ] <text:s text:c="2"/>жесткость напряжение </text:p>
          </table:table-cell>
          <table:table-cell office:value-type="string">
            <text:p>bending rigidity - жесткость к изгибу</text:p>
          </table:table-cell>
          <table:table-cell table:number-columns-repeated="1022"/>
        </table:table-row>
        <table:table-row table:style-name="ro1">
          <table:table-cell office:value-type="string">
            <text:p>heaviness <text:s text:c="17"/>тяжесть</text:p>
          </table:table-cell>
          <table:table-cell office:value-type="string">
            <text:p><text:s/></text:p>
          </table:table-cell>
          <table:table-cell table:number-columns-repeated="1022"/>
        </table:table-row>
        <table:table-row table:style-name="ro1">
          <table:table-cell office:value-type="string">
            <text:p>ambiguity [ˌæmbɪˈɡju:ɪtɪ] <text:s/>двусмысленность неоднозначность </text:p>
          </table:table-cell>
          <table:table-cell office:value-type="string">
            <text:p>resolve ambiguity – разрешать неоднозначность</text:p>
          </table:table-cell>
          <table:table-cell table:number-columns-repeated="1022"/>
        </table:table-row>
        <table:table-row table:style-name="ro1">
          <table:table-cell office:value-type="string">
            <text:p>vague [veɪɡ] <text:s text:c="7"/>неопределенный неясный </text:p>
          </table:table-cell>
          <table:table-cell office:value-type="string">
            <text:p>vague intention - неясное намерение <text:s/>vague idea - смутное представление</text:p>
          </table:table-cell>
          <table:table-cell table:number-columns-repeated="1022"/>
        </table:table-row>
        <table:table-row table:style-name="ro1">
          <table:table-cell office:value-type="string">
            <text:p>fuzzy [ˈfʌzɪ] <text:s text:c="7"/>нечеткий кудрявый </text:p>
          </table:table-cell>
          <table:table-cell office:value-type="string">
            <text:p>fuzzy match - нечеткое соответствие <text:s/>fuzzy hair - кудрявые волосы</text:p>
          </table:table-cell>
          <table:table-cell table:number-columns-repeated="1022"/>
        </table:table-row>
        <table:table-row table:style-name="ro1">
          <table:table-cell office:value-type="string">
            <text:p>simplistic <text:s text:c="12"/>упрощенный </text:p>
          </table:table-cell>
          <table:table-cell office:value-type="string">
            <text:p>... considered <text:s/>too simplistic....</text:p>
          </table:table-cell>
          <table:table-cell table:number-columns-repeated="1022"/>
        </table:table-row>
        <table:table-row table:style-name="ro1">
          <table:table-cell office:value-type="string">
            <text:p>addict ['ædɪkt] <text:s text:c="5"/>увлекаться предаваться </text:p>
          </table:table-cell>
          <table:table-cell table:style-name="ce10" office:value-type="string">
            <text:p>I "m a little bit addicted to hot sause</text:p>
          </table:table-cell>
          <table:table-cell table:number-columns-repeated="1022"/>
        </table:table-row>
        <table:table-row table:style-name="ro1">
          <table:table-cell office:value-type="string">
            <text:p>hint [hɪnt] <text:s text:c="12"/>намек подсказка </text:p>
          </table:table-cell>
          <table:table-cell office:value-type="string">
            <text:p>... some hints for you,,</text:p>
          </table:table-cell>
          <table:table-cell table:number-columns-repeated="1022"/>
        </table:table-row>
        <table:table-row table:style-name="ro1">
          <table:table-cell office:value-type="string">
            <text:p>slight [slaɪt] <text:s text:c="8"/>пренебрегать незначительный легкий </text:p>
          </table:table-cell>
          <table:table-cell office:value-type="string">
            <text:p>slight difference - незначительные различия</text:p>
          </table:table-cell>
          <table:table-cell table:number-columns-repeated="1022"/>
        </table:table-row>
        <table:table-row table:style-name="ro1">
          <table:table-cell office:value-type="string">
            <text:p>fever [ˈfi:və] <text:s text:c="10"/>лихорадка </text:p>
          </table:table-cell>
          <table:table-cell table:number-columns-repeated="1023"/>
        </table:table-row>
        <table:table-row table:style-name="ro1">
          <table:table-cell office:value-type="string">
            <text:p>sustain [səsˈteɪn] <text:s text:c="4"/>поддерживать <text:s/>выдерживать </text:p>
          </table:table-cell>
          <table:table-cell office:value-type="string">
            <text:p>what sustained the motivation...</text:p>
          </table:table-cell>
          <table:table-cell table:number-columns-repeated="1022"/>
        </table:table-row>
        <table:table-row table:style-name="ro1">
          <table:table-cell office:value-type="string">
            <text:p>upsetting <text:s text:c="16"/>нарушение нарушать </text:p>
          </table:table-cell>
          <table:table-cell table:number-columns-repeated="1023"/>
        </table:table-row>
        <table:table-row table:style-name="ro1">
          <table:table-cell office:value-type="string">
            <text:p>recipe [ˈresɪpɪ] <text:s text:c="8"/>рецепт</text:p>
          </table:table-cell>
          <table:table-cell table:number-columns-repeated="1023"/>
        </table:table-row>
        <table:table-row table:style-name="ro1">
          <table:table-cell office:value-type="string">
            <text:p>avoid [əˈvɔɪd] <text:s text:c="11"/>избегать <text:s text:c="3"/>стараться не</text:p>
          </table:table-cell>
          <table:table-cell office:value-type="string">
            <text:p>I avoid eating pizza</text:p>
          </table:table-cell>
          <table:table-cell table:number-columns-repeated="1022"/>
        </table:table-row>
        <table:table-row table:style-name="ro1">
          <table:table-cell office:value-type="string">
            <text:p>accustom [əˈkʌstəm] <text:s text:c="4"/>приучать привыкать </text:p>
          </table:table-cell>
          <table:table-cell office:value-type="string">
            <text:p>I am accustomed to eating pizza</text:p>
          </table:table-cell>
          <table:table-cell table:number-columns-repeated="1022"/>
        </table:table-row>
        <table:table-row table:style-name="ro1">
          <table:table-cell office:value-type="string">
            <text:p>consequence [ˈkɔnsɪkwəns] <text:s text:c="2"/>последствие <text:s/>следствие </text:p>
          </table:table-cell>
          <table:table-cell office:value-type="string">
            <text:p>afraid of the consequences</text:p>
          </table:table-cell>
          <table:table-cell table:number-columns-repeated="1022"/>
        </table:table-row>
        <table:table-row table:style-name="ro1">
          <table:table-cell office:value-type="string">
            <text:p>insane [ɪnˈseɪn] <text:s text:c="3"/>безумный <text:s text:c="2"/>невменяемый </text:p>
          </table:table-cell>
          <table:table-cell table:number-columns-repeated="1023"/>
        </table:table-row>
        <table:table-row table:style-name="ro1">
          <table:table-cell office:value-type="string">
            <text:p>schedule [ˈʃedju:l] <text:s text:c="4"/>график <text:s text:c="2"/>расписание </text:p>
          </table:table-cell>
          <table:table-cell table:number-columns-repeated="1023"/>
        </table:table-row>
        <table:table-row table:style-name="ro1">
          <table:table-cell office:value-type="string">
            <text:p>complain [kəmˈpleɪn] <text:s text:c="4"/>жаловаться </text:p>
          </table:table-cell>
          <table:table-cell office:value-type="string">
            <text:p>They often complain about the cost of living</text:p>
          </table:table-cell>
          <table:table-cell table:number-columns-repeated="1022"/>
        </table:table-row>
        <table:table-row table:style-name="ro1">
          <table:table-cell office:value-type="string">
            <text:p>scary [ˈskɛərɪ] <text:s text:c="12"/>страшный</text:p>
          </table:table-cell>
          <table:table-cell office:value-type="string">
            <text:p><text:s/></text:p>
          </table:table-cell>
          <table:table-cell table:number-columns-repeated="1022"/>
        </table:table-row>
        <table:table-row table:style-name="ro1">
          <table:table-cell office:value-type="string">
            <text:p>mayhem [ˈmeɪhem] <text:s text:c="5"/>погром </text:p>
          </table:table-cell>
          <table:table-cell office:value-type="string">
            <text:p>create mayhem</text:p>
          </table:table-cell>
          <table:table-cell table:number-columns-repeated="1022"/>
        </table:table-row>
        <table:table-row table:style-name="ro1">
          <table:table-cell office:value-type="string">
            <text:p>maim [meɪm] <text:s text:c="2"/>травма калечить </text:p>
          </table:table-cell>
          <table:table-cell table:number-columns-repeated="1023"/>
        </table:table-row>
        <table:table-row table:style-name="ro1">
          <table:table-cell office:value-type="string">
            <text:p>violent [ˈvaɪələnt] <text:s text:c="5"/>сильный <text:s text:c="2"/>неистовый жестокий </text:p>
          </table:table-cell>
          <table:table-cell table:number-columns-repeated="1023"/>
        </table:table-row>
        <table:table-row table:style-name="ro1">
          <table:table-cell office:value-type="string">
            <text:p>suspend [səsˈpend] <text:s text:c="3"/>приостанавливать </text:p>
          </table:table-cell>
          <table:table-cell table:number-columns-repeated="1023"/>
        </table:table-row>
        <table:table-row table:style-name="ro1">
          <table:table-cell office:value-type="string">
            <text:p>weird [wɪəd] <text:s text:c="6"/>странный фантастический </text:p>
          </table:table-cell>
          <table:table-cell office:value-type="string">
            <text:p>Uh, now it's really weird...</text:p>
          </table:table-cell>
          <table:table-cell table:number-columns-repeated="1022"/>
        </table:table-row>
        <table:table-row table:style-name="ro1">
          <table:table-cell office:value-type="string">
            <text:p>fur [fə:] <text:s text:c="4"/>мех <text:s text:c="3"/>подбивать мехом</text:p>
          </table:table-cell>
          <table:table-cell office:value-type="string">
            <text:p>fake fue <text:s/></text:p>
          </table:table-cell>
          <table:table-cell table:number-columns-repeated="1022"/>
        </table:table-row>
        <table:table-row table:style-name="ro1">
          <table:table-cell office:value-type="string">
            <text:p>stare [stɛə] <text:s text:c="7"/>пристальный взгляд <text:s text:c="9"/>смотреть </text:p>
          </table:table-cell>
          <table:table-cell office:value-type="string">
            <text:p>we are going to stare at each other</text:p>
          </table:table-cell>
          <table:table-cell table:number-columns-repeated="1022"/>
        </table:table-row>
        <table:table-row table:style-name="ro1">
          <table:table-cell office:value-type="string">
            <text:p>deserve [dɪˈzə:v] <text:s text:c="4"/>заслуживать <text:s text:c="2"/>иметь право</text:p>
          </table:table-cell>
          <table:table-cell office:value-type="string">
            <text:p>...get what you deserve</text:p>
          </table:table-cell>
          <table:table-cell table:number-columns-repeated="1022"/>
        </table:table-row>
        <table:table-row table:style-name="ro1">
          <table:table-cell office:value-type="string">
            <text:p>deny [dɪˈnaɪ] <text:s text:c="9"/>отрицать отказывать отклонять </text:p>
          </table:table-cell>
          <table:table-cell office:value-type="string">
            <text:p>deny access - лишать досту</text:p>
          </table:table-cell>
          <table:table-cell table:number-columns-repeated="1022"/>
        </table:table-row>
        <table:table-row table:style-name="ro1">
          <table:table-cell office:value-type="string">
            <text:p>appear [əˈpɪə] <text:s text:c="4"/>казаться представляться появляться </text:p>
          </table:table-cell>
          <table:table-cell table:number-columns-repeated="1023"/>
        </table:table-row>
        <table:table-row table:style-name="ro1">
          <table:table-cell office:value-type="string">
            <text:p>entire [ɪnˈtaɪə] <text:s text:c="4"/>весь </text:p>
          </table:table-cell>
          <table:table-cell office:value-type="string">
            <text:p>entire paragraph</text:p>
          </table:table-cell>
          <table:table-cell table:number-columns-repeated="1022"/>
        </table:table-row>
        <table:table-row table:style-name="ro1">
          <table:table-cell office:value-type="string">
            <text:p>disaster [dɪˈzɑ:stə] <text:s text:c="4"/>бедствие крушение авария </text:p>
          </table:table-cell>
          <table:table-cell office:value-type="string">
            <text:p>bring disaster - навлекать бедствие</text:p>
          </table:table-cell>
          <table:table-cell table:number-columns-repeated="1022"/>
        </table:table-row>
        <table:table-row table:style-name="ro1">
          <table:table-cell office:value-type="string">
            <text:p>skim [skɪm] <text:s text:c="12"/>просматривать </text:p>
          </table:table-cell>
          <table:table-cell office:value-type="string">
            <text:p>skim the questions</text:p>
          </table:table-cell>
          <table:table-cell table:number-columns-repeated="1022"/>
        </table:table-row>
        <table:table-row table:style-name="ro1" table:number-rows-repeated="1048330">
          <table:table-cell table:number-columns-repeated="1024"/>
        </table:table-row>
        <table:table-row table:style-name="ro1">
          <table:table-cell table:number-columns-repeated="1024"/>
        </table:table-row>
      </table:table>
      <table:table table:name="Sheet2" table:style-name="ta1" table:print="false">
        <table:table-column table:style-name="co4" table:default-cell-style-name="Default"/>
        <table:table-row table:style-name="ro1">
          <table:table-cell/>
        </table:table-row>
        <table:table-row table:style-name="ro3">
          <table:table-cell office:value-type="string">
            <text:p>Sometimes life hits you in the head with a brick. Don’t lose faith. I’m convinced that the only thing that kept me going was that I loved what I did. You’ve got to find what you love. And that is as true for your work as it is for your lovers. Your work is going to fill a large part of your life, and the only way to be truly satisfied is to do what you believe is great work. And the only way to do great work is to love what you do. If you haven’t found it yet, keep looking. Don’t settle. As with all matters of the heart, you’ll know when you find it. And, like any great relationship, it just gets better and better as the years roll on. So keep looking until you find it. Don’t settle.</text:p>
          </table:table-cell>
        </table:table-row>
      </table:table>
      <table:table table:name="Sheet3" table:style-name="ta1" table:print="false">
        <table:table-column table:style-name="co1" table:default-cell-style-name="Default"/>
        <table:table-row table:style-name="ro1">
          <table:table-cell/>
        </table:table-row>
      </table:table>
      <table:database-ranges>
        <table:database-range table:target-range-address="Sheet1.A1:Sheet1.B19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5">05.12.2018</text:date>, <text:time>00:22: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2DT18H47M13S</meta:editing-duration>
    <meta:editing-cycles>156</meta:editing-cycles>
    <meta:generator>OpenOffice/4.1.3$Win32 OpenOffice.org_project/413m1$Build-9783</meta:generator>
    <dc:date>2018-12-05T00:22:25.36</dc:date>
    <dc:creator>1 </dc:creator>
    <meta:document-statistic meta:table-count="3" meta:cell-count="394" meta:object-count="0"/>
    <meta:user-defined meta:name="Info 1"/>
    <meta:user-defined meta:name="Info 2"/>
    <meta:user-defined meta:name="Info 3"/>
    <meta:user-defined meta:name="Info 4"/>
  </office:meta>
</office:document-meta>
</file>